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D0000002DDCA2B54D.png" manifest:media-type="image/png"/>
  <manifest:file-entry manifest:full-path="Pictures/100002010000002D0000002D8AF3ED08.png" manifest:media-type="image/png"/>
  <manifest:file-entry manifest:full-path="Pictures/100002010000002D0000002D0CE30632.png" manifest:media-type="image/png"/>
  <manifest:file-entry manifest:full-path="Pictures/100002010000002D0000002D606B6258.png" manifest:media-type="image/png"/>
  <manifest:file-entry manifest:full-path="Pictures/100002010000002D0000002D63EA7848.png" manifest:media-type="image/png"/>
  <manifest:file-entry manifest:full-path="Pictures/100002010000002D0000002D4423B5E0.png" manifest:media-type="image/png"/>
  <manifest:file-entry manifest:full-path="Pictures/100002010000002D0000002D18A9245F.png" manifest:media-type="image/png"/>
  <manifest:file-entry manifest:full-path="Pictures/100002010000002D0000002D5F45FDB5.png" manifest:media-type="image/png"/>
  <manifest:file-entry manifest:full-path="Pictures/100002010000002D0000002D46AF65CA.png" manifest:media-type="image/png"/>
  <manifest:file-entry manifest:full-path="Pictures/100002010000001E0000001E9FF04A5E.png" manifest:media-type="image/png"/>
  <manifest:file-entry manifest:full-path="Pictures/100002010000002D0000002D1E293107.png" manifest:media-type="image/png"/>
  <manifest:file-entry manifest:full-path="Pictures/100002010000002D0000002DFF94CF3F.png" manifest:media-type="image/png"/>
  <manifest:file-entry manifest:full-path="Pictures/100002010000002D0000002D5EA6D271.png" manifest:media-type="image/png"/>
  <manifest:file-entry manifest:full-path="Pictures/100002010000002D0000002D8FFF11A6.png" manifest:media-type="image/png"/>
  <manifest:file-entry manifest:full-path="Pictures/100002010000002D0000002DA3DBF705.png" manifest:media-type="image/png"/>
  <manifest:file-entry manifest:full-path="Pictures/100002010000002D0000002DA5C5BA92.png" manifest:media-type="image/png"/>
  <manifest:file-entry manifest:full-path="Pictures/100002010000002D0000002D1C7D6029.png" manifest:media-type="image/png"/>
  <manifest:file-entry manifest:full-path="Pictures/100002010000002D0000002DEE40CB28.png" manifest:media-type="image/png"/>
  <manifest:file-entry manifest:full-path="Pictures/100002010000002D0000002D041D4C4E.png" manifest:media-type="image/png"/>
  <manifest:file-entry manifest:full-path="Pictures/100002010000002D0000002DF5F4E305.png" manifest:media-type="image/png"/>
  <manifest:file-entry manifest:full-path="Pictures/100002010000002D0000002D119A9F24.png" manifest:media-type="image/png"/>
  <manifest:file-entry manifest:full-path="Pictures/100002010000002D0000002D82FDC8E0.png" manifest:media-type="image/png"/>
  <manifest:file-entry manifest:full-path="Pictures/100002010000002D0000002D176AA3BD.png" manifest:media-type="image/png"/>
  <manifest:file-entry manifest:full-path="Pictures/100002010000002D0000002D0DCAAC88.png" manifest:media-type="image/png"/>
  <manifest:file-entry manifest:full-path="Pictures/100002010000002D0000002D03AA49AD.png" manifest:media-type="image/png"/>
  <manifest:file-entry manifest:full-path="Pictures/100002010000002D0000002D1290DEB7.png" manifest:media-type="image/png"/>
  <manifest:file-entry manifest:full-path="Pictures/100002010000002D0000002DB4226800.png" manifest:media-type="image/png"/>
  <manifest:file-entry manifest:full-path="Pictures/100002010000002D0000002D3DBAC4F4.png" manifest:media-type="image/png"/>
  <manifest:file-entry manifest:full-path="Pictures/100002010000002D0000002D5BE5FBF8.png" manifest:media-type="image/png"/>
  <manifest:file-entry manifest:full-path="Pictures/100002010000002D0000002DF1799CC9.png" manifest:media-type="image/png"/>
  <manifest:file-entry manifest:full-path="Pictures/100002010000002D0000002D29394A48.png" manifest:media-type="image/png"/>
  <manifest:file-entry manifest:full-path="Pictures/100002010000002D0000002DDC72E8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1cm" fo:min-width="25.29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9.745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6.899cm" svg:height="0.839cm" svg:x="10.1cm" svg:y="0.1cm">
          <draw:text-box>
            <text:p><text:span text:style-name="T1">Gesture set for first version</text:span></text:p>
          </draw:text-box>
        </draw:frame>
        <draw:frame draw:style-name="gr2" draw:text-style-name="P2" draw:layer="layout" svg:width="26.472cm" svg:height="2.621cm" svg:x="2.1cm" svg:y="17.8cm">
          <draw:text-box>
            <text:p><text:span text:style-name="T2">Remarks :</text:span><text:span text:style-name="T2"><text:tab/></text:span><text:span text:style-name="T2">- a button in the UI is necessary to enable/disable the gesture feature easily, since it could be annoying on certain web pages</text:span></text:p>
            <text:p><text:span text:style-name="T2"><text:tab/></text:span><text:span text:style-name="T2"><text:tab/></text:span><text:span text:style-name="T2">- you have the repeat function on certain gestures with a long press at the end of the gesture (Prev/Next, zoom, ...)</text:span></text:p>
            <text:p><text:span text:style-name="T2"><text:tab/></text:span><text:span text:style-name="T2"><text:tab/></text:span><text:span text:style-name="T2">- for the tab creation function, we think it could be better to open an empty page</text:span></text:p>
            <text:p><text:span text:style-name="T2"><text:tab/></text:span><text:span text:style-name="T2"><text:tab/></text:span><text:span text:style-name="T2">- the « increase, decrease text font size » is close to what you are doing in your « reading » mode</text:span></text:p>
            <text:p><text:span text:style-name="T2"/></text:p>
          </draw:text-box>
        </draw:frame>
        <draw:frame draw:style-name="gr3" draw:text-style-name="P3" draw:layer="layout" svg:width="1.142cm" svg:height="1.142cm" svg:x="3.317cm" svg:y="11.358cm">
          <draw:image xlink:href="Pictures/100002010000002D0000002D5F45FDB5.png" xlink:type="simple" xlink:show="embed" xlink:actuate="onLoad">
            <text:p/>
          </draw:image>
        </draw:frame>
        <draw:frame draw:style-name="gr3" draw:text-style-name="P3" draw:layer="layout" svg:width="1.142cm" svg:height="1.142cm" svg:x="2.117cm" svg:y="11.358cm">
          <draw:image xlink:href="Pictures/100002010000002D0000002D8FFF11A6.png" xlink:type="simple" xlink:show="embed" xlink:actuate="onLoad">
            <text:p/>
          </draw:image>
        </draw:frame>
        <draw:frame draw:style-name="gr3" draw:text-style-name="P3" draw:layer="layout" svg:width="1.142cm" svg:height="1.142cm" svg:x="2.117cm" svg:y="15.116cm">
          <draw:image xlink:href="Pictures/100002010000002D0000002D176AA3BD.png" xlink:type="simple" xlink:show="embed" xlink:actuate="onLoad">
            <text:p/>
          </draw:image>
        </draw:frame>
        <draw:frame draw:style-name="gr1" draw:text-style-name="P4" draw:layer="layout" svg:width="3.211cm" svg:height="0.645cm" svg:x="4.517cm" svg:y="11.613cm">
          <draw:text-box>
            <text:p><text:span text:style-name="T3">Top, bottom page</text:span></text:p>
          </draw:text-box>
        </draw:frame>
        <draw:frame draw:style-name="gr1" draw:text-style-name="P4" draw:layer="layout" svg:width="9.883cm" svg:height="0.645cm" svg:x="4.517cm" svg:y="12.765cm">
          <draw:text-box>
            <text:p><text:span text:style-name="T3">Multiselection : multitouch gesture (3 or more contact points)</text:span></text:p>
          </draw:text-box>
        </draw:frame>
        <draw:frame draw:style-name="gr1" draw:text-style-name="P4" draw:layer="layout" svg:width="5.565cm" svg:height="0.645cm" svg:x="4.517cm" svg:y="14.058cm">
          <draw:text-box>
            <text:p><text:span text:style-name="T3">Increase, decrease text font size</text:span></text:p>
          </draw:text-box>
        </draw:frame>
        <draw:frame draw:style-name="gr1" draw:text-style-name="P4" draw:layer="layout" svg:width="4.718cm" svg:height="0.645cm" svg:x="4.517cm" svg:y="15.365cm">
          <draw:text-box>
            <text:p><text:span text:style-name="T3">Search text in current page</text:span></text:p>
          </draw:text-box>
        </draw:frame>
        <draw:frame draw:style-name="gr3" draw:text-style-name="P3" draw:layer="layout" svg:width="1.142cm" svg:height="1.142cm" svg:x="2.117cm" svg:y="12.558cm">
          <draw:image xlink:href="Pictures/100002010000002D0000002D041D4C4E.png" xlink:type="simple" xlink:show="embed" xlink:actuate="onLoad">
            <text:p/>
          </draw:image>
        </draw:frame>
        <draw:frame draw:style-name="gr3" draw:text-style-name="P3" draw:layer="layout" svg:width="1.142cm" svg:height="1.142cm" svg:x="2.117cm" svg:y="16.358cm">
          <draw:image xlink:href="Pictures/100002010000002D0000002D18A9245F.png" xlink:type="simple" xlink:show="embed" xlink:actuate="onLoad">
            <text:p/>
          </draw:image>
        </draw:frame>
        <draw:frame draw:style-name="gr1" draw:text-style-name="P4" draw:layer="layout" svg:width="4.888cm" svg:height="0.645cm" svg:x="4.517cm" svg:y="16.466cm">
          <draw:text-box>
            <text:p><text:span text:style-name="T3">Select text within the square</text:span></text:p>
          </draw:text-box>
        </draw:frame>
        <draw:frame draw:style-name="gr3" draw:text-style-name="P3" draw:layer="layout" svg:width="1.142cm" svg:height="1.142cm" svg:x="2.158cm" svg:y="3.858cm">
          <draw:image xlink:href="Pictures/100002010000002D0000002D5EA6D271.png" xlink:type="simple" xlink:show="embed" xlink:actuate="onLoad">
            <text:p/>
          </draw:image>
        </draw:frame>
        <draw:frame draw:style-name="gr3" draw:text-style-name="P3" draw:layer="layout" svg:width="1.142cm" svg:height="1.142cm" svg:x="2.158cm" svg:y="5.1cm">
          <draw:image xlink:href="Pictures/100002010000002D0000002D0DCAAC88.png" xlink:type="simple" xlink:show="embed" xlink:actuate="onLoad">
            <text:p/>
          </draw:image>
        </draw:frame>
        <draw:frame draw:style-name="gr3" draw:text-style-name="P3" draw:layer="layout" svg:width="1.142cm" svg:height="1.142cm" svg:x="2.158cm" svg:y="1.3cm">
          <draw:image xlink:href="Pictures/100002010000002D0000002D03AA49AD.png" xlink:type="simple" xlink:show="embed" xlink:actuate="onLoad">
            <text:p/>
          </draw:image>
        </draw:frame>
        <draw:frame draw:style-name="gr3" draw:text-style-name="P3" draw:layer="layout" svg:width="1.142cm" svg:height="1.142cm" svg:x="3.3cm" svg:y="6.358cm">
          <draw:image xlink:href="Pictures/100002010000002D0000002DF1799CC9.png" xlink:type="simple" xlink:show="embed" xlink:actuate="onLoad">
            <text:p/>
          </draw:image>
        </draw:frame>
        <draw:frame draw:style-name="gr3" draw:text-style-name="P3" draw:layer="layout" svg:width="1.142cm" svg:height="1.142cm" svg:x="2.158cm" svg:y="6.358cm">
          <draw:image xlink:href="Pictures/100002010000002D0000002D606B6258.png" xlink:type="simple" xlink:show="embed" xlink:actuate="onLoad">
            <text:p/>
          </draw:image>
        </draw:frame>
        <draw:frame draw:style-name="gr3" draw:text-style-name="P3" draw:layer="layout" svg:width="1.142cm" svg:height="1.142cm" svg:x="5.658cm" svg:y="6.358cm">
          <draw:image xlink:href="Pictures/100002010000002D0000002DB4226800.png" xlink:type="simple" xlink:show="embed" xlink:actuate="onLoad">
            <text:p/>
          </draw:image>
        </draw:frame>
        <draw:frame draw:style-name="gr3" draw:text-style-name="P3" draw:layer="layout" svg:width="1.142cm" svg:height="1.142cm" svg:x="4.458cm" svg:y="6.358cm">
          <draw:image xlink:href="Pictures/100002010000002D0000002D63EA7848.png" xlink:type="simple" xlink:show="embed" xlink:actuate="onLoad">
            <text:p/>
          </draw:image>
        </draw:frame>
        <draw:frame draw:style-name="gr1" draw:text-style-name="P4" draw:layer="measurelines" svg:width="3.525cm" svg:height="0.645cm" svg:x="4.4cm" svg:y="1.549cm">
          <draw:text-box>
            <text:p><text:span text:style-name="T3">Back to home page</text:span></text:p>
          </draw:text-box>
        </draw:frame>
        <draw:frame draw:style-name="gr1" draw:text-style-name="P4" draw:layer="layout" svg:width="3.059cm" svg:height="0.645cm" svg:x="4.4cm" svg:y="2.807cm">
          <draw:text-box>
            <text:p><text:span text:style-name="T3">Prev / next page</text:span></text:p>
          </draw:text-box>
        </draw:frame>
        <draw:frame draw:style-name="gr1" draw:text-style-name="P4" draw:layer="layout" svg:width="2.94cm" svg:height="0.645cm" svg:x="4.4cm" svg:y="4.049cm">
          <draw:text-box>
            <text:p><text:span text:style-name="T3">Add to favorites</text:span></text:p>
          </draw:text-box>
        </draw:frame>
        <draw:frame draw:style-name="gr1" draw:text-style-name="P4" draw:layer="layout" svg:width="11.894cm" svg:height="0.645cm" svg:x="4.4cm" svg:y="5.307cm">
          <draw:text-box>
            <text:p><text:span text:style-name="T3">Show gesture memo (display available gestures with associated function)</text:span></text:p>
          </draw:text-box>
        </draw:frame>
        <draw:frame draw:style-name="gr1" draw:text-style-name="P4" draw:layer="layout" svg:width="4.871cm" svg:height="0.645cm" svg:x="6.7cm" svg:y="6.6cm">
          <draw:text-box>
            <text:p><text:span text:style-name="T3">Create, close, prev, next tab</text:span></text:p>
          </draw:text-box>
        </draw:frame>
        <draw:frame draw:style-name="gr1" draw:text-style-name="P4" draw:layer="layout" svg:width="4.604cm" svg:height="0.645cm" svg:x="4.5cm" svg:y="7.755cm">
          <draw:text-box>
            <text:p><text:span text:style-name="T3">Read later ('save' gesture)</text:span></text:p>
          </draw:text-box>
        </draw:frame>
        <draw:custom-shape draw:style-name="gr4" draw:text-style-name="P3" draw:layer="layout" svg:width="15.4cm" svg:height="16.5cm" svg:x="1.2cm" svg:y="1.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939cm" svg:height="0.645cm" svg:x="4.5cm" svg:y="9.055cm">
          <draw:text-box>
            <text:p><text:span text:style-name="T3">Share ('send' gesture)</text:span></text:p>
          </draw:text-box>
        </draw:frame>
        <draw:frame draw:style-name="gr1" draw:text-style-name="P4" draw:layer="layout" svg:width="3.254cm" svg:height="0.645cm" svg:x="4.5cm" svg:y="10.355cm">
          <draw:text-box>
            <text:p><text:span text:style-name="T3">Toggle Fullscreen</text:span></text:p>
          </draw:text-box>
        </draw:frame>
        <draw:frame draw:style-name="gr3" draw:text-style-name="P3" draw:layer="layout" svg:width="1.142cm" svg:height="1.142cm" svg:x="2.158cm" svg:y="8.858cm">
          <draw:image xlink:href="Pictures/100002010000002D0000002D29394A48.png" xlink:type="simple" xlink:show="embed" xlink:actuate="onLoad">
            <text:p/>
          </draw:image>
        </draw:frame>
        <draw:frame draw:style-name="gr3" draw:text-style-name="P3" draw:layer="layout" svg:width="1.142cm" svg:height="1.142cm" svg:x="2.158cm" svg:y="7.6cm">
          <draw:image xlink:href="Pictures/100002010000002D0000002D82FDC8E0.png" xlink:type="simple" xlink:show="embed" xlink:actuate="onLoad">
            <text:p/>
          </draw:image>
        </draw:frame>
        <draw:frame draw:style-name="gr3" draw:text-style-name="P3" draw:layer="layout" svg:width="1.142cm" svg:height="1.142cm" svg:x="2.158cm" svg:y="10.1cm">
          <draw:image xlink:href="Pictures/100002010000002D0000002D8AF3ED08.png" xlink:type="simple" xlink:show="embed" xlink:actuate="onLoad">
            <text:p/>
          </draw:image>
        </draw:frame>
        <draw:frame draw:style-name="gr3" draw:text-style-name="P3" draw:layer="layout" svg:width="1.142cm" svg:height="1.142cm" svg:x="5.658cm" svg:y="6.358cm">
          <draw:image xlink:href="Pictures/100002010000002D0000002DF5F4E305.png" xlink:type="simple" xlink:show="embed" xlink:actuate="onLoad">
            <text:p/>
          </draw:image>
        </draw:frame>
        <draw:frame draw:style-name="gr3" draw:text-style-name="P3" draw:layer="layout" svg:width="1.142cm" svg:height="1.142cm" svg:x="4.458cm" svg:y="6.358cm">
          <draw:image xlink:href="Pictures/100002010000002D0000002D4423B5E0.png" xlink:type="simple" xlink:show="embed" xlink:actuate="onLoad">
            <text:p/>
          </draw:image>
        </draw:frame>
        <draw:frame draw:style-name="gr3" draw:text-style-name="P3" draw:layer="layout" svg:width="1.2cm" svg:height="1.2cm" svg:x="2.1cm" svg:y="13.8cm">
          <draw:image xlink:href="Pictures/100002010000002D0000002D1290DEB7.png" xlink:type="simple" xlink:show="embed" xlink:actuate="onLoad">
            <text:p/>
          </draw:image>
        </draw:frame>
        <draw:frame draw:style-name="gr3" draw:text-style-name="P3" draw:layer="layout" svg:width="1.142cm" svg:height="1.142cm" svg:x="3.4cm" svg:y="13.829cm">
          <draw:image xlink:href="Pictures/100002010000002D0000002D46AF65CA.png" xlink:type="simple" xlink:show="embed" xlink:actuate="onLoad">
            <text:p/>
          </draw:image>
        </draw:frame>
        <draw:frame draw:style-name="gr3" draw:text-style-name="P3" draw:layer="layout" svg:width="1.142cm" svg:height="1.142cm" svg:x="3.358cm" svg:y="2.6cm">
          <draw:image xlink:href="Pictures/100002010000002D0000002D5BE5FBF8.png" xlink:type="simple" xlink:show="embed" xlink:actuate="onLoad">
            <text:p/>
          </draw:image>
        </draw:frame>
        <draw:frame draw:style-name="gr3" draw:text-style-name="P3" draw:layer="layout" svg:width="1.142cm" svg:height="1.142cm" svg:x="2.158cm" svg:y="2.6cm">
          <draw:image xlink:href="Pictures/100002010000002D0000002DDCA2B54D.png" xlink:type="simple" xlink:show="embed" xlink:actuate="onLoad">
            <text:p/>
          </draw:image>
        </draw:frame>
        <draw:frame draw:style-name="gr3" draw:text-style-name="P3" draw:layer="layout" svg:width="0.6cm" svg:height="0.632cm" svg:x="17.1cm" svg:y="1.368cm">
          <draw:image xlink:href="Pictures/100002010000001E0000001E9FF04A5E.png" xlink:type="simple" xlink:show="embed" xlink:actuate="onLoad">
            <text:p/>
          </draw:image>
        </draw:frame>
        <draw:frame draw:style-name="gr1" draw:text-style-name="P4" draw:layer="layout" svg:width="10.273cm" svg:height="0.645cm" svg:x="17.527cm" svg:y="1.355cm">
          <draw:text-box>
            <text:p><text:span text:style-name="T3">Long press action at the end of the gesture to repeat the action</text:span></text:p>
          </draw:text-box>
        </draw:frame>
        <draw:frame draw:style-name="gr3" draw:text-style-name="P3" draw:layer="layout" svg:width="1.142cm" svg:height="1.142cm" svg:x="25.807cm" svg:y="4.065cm">
          <draw:image xlink:href="Pictures/100002010000002D0000002DA3DBF705.png" xlink:type="simple" xlink:show="embed" xlink:actuate="onLoad">
            <text:p/>
          </draw:image>
        </draw:frame>
        <draw:frame draw:style-name="gr3" draw:text-style-name="P3" draw:layer="layout" svg:width="1.142cm" svg:height="1.142cm" svg:x="27.194cm" svg:y="4.065cm">
          <draw:image xlink:href="Pictures/100002010000002D0000002DFF94CF3F.png" xlink:type="simple" xlink:show="embed" xlink:actuate="onLoad">
            <text:p/>
          </draw:image>
        </draw:frame>
        <draw:frame draw:style-name="gr3" draw:text-style-name="P3" draw:layer="layout" svg:width="1.142cm" svg:height="1.142cm" svg:x="25.807cm" svg:y="7.6cm">
          <draw:image xlink:href="Pictures/100002010000002D0000002D119A9F24.png" xlink:type="simple" xlink:show="embed" xlink:actuate="onLoad">
            <text:p/>
          </draw:image>
        </draw:frame>
        <draw:frame draw:style-name="gr3" draw:text-style-name="P3" draw:layer="layout" svg:width="1.142cm" svg:height="1.142cm" svg:x="27.194cm" svg:y="7.6cm">
          <draw:image xlink:href="Pictures/100002010000002D0000002D3DBAC4F4.png" xlink:type="simple" xlink:show="embed" xlink:actuate="onLoad">
            <text:p/>
          </draw:image>
        </draw:frame>
        <draw:frame draw:style-name="gr3" draw:text-style-name="P3" draw:layer="layout" svg:width="1.142cm" svg:height="1.142cm" svg:x="25.807cm" svg:y="11.029cm">
          <draw:image xlink:href="Pictures/100002010000002D0000002D1E293107.png" xlink:type="simple" xlink:show="embed" xlink:actuate="onLoad">
            <text:p/>
          </draw:image>
        </draw:frame>
        <draw:frame draw:style-name="gr3" draw:text-style-name="P3" draw:layer="layout" svg:width="1.142cm" svg:height="1.142cm" svg:x="27.194cm" svg:y="11.029cm">
          <draw:image xlink:href="Pictures/100002010000002D0000002DA5C5BA92.png" xlink:type="simple" xlink:show="embed" xlink:actuate="onLoad">
            <text:p/>
          </draw:image>
        </draw:frame>
        <draw:frame draw:style-name="gr3" draw:text-style-name="P3" draw:layer="layout" svg:width="1.142cm" svg:height="1.142cm" svg:x="25.807cm" svg:y="9.7cm">
          <draw:image xlink:href="Pictures/100002010000002D0000002D0CE30632.png" xlink:type="simple" xlink:show="embed" xlink:actuate="onLoad">
            <text:p/>
          </draw:image>
        </draw:frame>
        <draw:frame draw:style-name="gr3" draw:text-style-name="P3" draw:layer="layout" svg:width="1.142cm" svg:height="1.142cm" svg:x="27.194cm" svg:y="9.7cm">
          <draw:image xlink:href="Pictures/100002010000002D0000002DEE40CB28.png" xlink:type="simple" xlink:show="embed" xlink:actuate="onLoad">
            <text:p/>
          </draw:image>
        </draw:frame>
        <draw:frame draw:style-name="gr3" draw:text-style-name="P3" draw:layer="layout" svg:width="1.142cm" svg:height="1.142cm" svg:x="25.807cm" svg:y="6.1cm">
          <draw:image xlink:href="Pictures/100002010000002D0000002DDC72E81B.png" xlink:type="simple" xlink:show="embed" xlink:actuate="onLoad">
            <text:p/>
          </draw:image>
        </draw:frame>
        <draw:frame draw:style-name="gr3" draw:text-style-name="P3" draw:layer="layout" svg:width="1.142cm" svg:height="1.142cm" svg:x="27.194cm" svg:y="6.1cm">
          <draw:image xlink:href="Pictures/100002010000002D0000002D1C7D6029.png" xlink:type="simple" xlink:show="embed" xlink:actuate="onLoad">
            <text:p/>
          </draw:image>
        </draw:frame>
        <draw:custom-shape draw:style-name="gr4" draw:text-style-name="P3" draw:layer="layout" svg:width="2.9cm" svg:height="8.4cm" svg:x="25.6cm" svg:y="3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245cm" svg:height="1.827cm" svg:x="17.555cm" svg:y="3.4cm">
          <draw:text-box>
            <text:p><text:span text:style-name="T3"/></text:p>
            <text:p><text:span text:style-name="T3">Straight lines,</text:span></text:p>
            <text:p><text:span text:style-name="T3">requires DGIL's dynamic mode (velocity criterion)</text:span></text:p>
            <text:p><text:span text:style-name="T3">Will need more investigation on our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4T10:58:39</meta:creation-date>
    <dc:date>2012-09-27T16:15:18</dc:date>
    <meta:editing-duration>PT2H9M26S</meta:editing-duration>
    <meta:editing-cycles>37</meta:editing-cycles>
    <meta:generator>LibreOffice/3.5$Linux_X86_64 LibreOffice_project/350m1$Build-2</meta:generator>
    <meta:document-statistic meta:object-count="51"/>
  </office:meta>
</office:document-meta>
</file>